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fo:padding="0.1201in" fo:border-left="none" fo:border-right="none" fo:border-top="0.06pt solid #000000" fo:border-bottom="0.06pt solid #000000"/>
      <style:text-properties fo:font-weight="normal" style:font-weight-asian="normal" style:font-weight-complex="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loext:opacity="100%" style:font-name="Georgia" fo:letter-spacing="normal" fo:font-style="normal" officeooo:rsid="00216cb2" officeooo:paragraph-rsid="00216cb2" style:font-style-asian="normal" style:font-style-complex="normal"/>
    </style:style>
    <style:style style:name="P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loext:opacity="100%" style:font-name="Georgia" fo:font-size="12pt" fo:letter-spacing="normal" fo:font-style="normal" fo:font-weight="normal" officeooo:rsid="00216cb2" officeooo:paragraph-rsid="00216cb2" style:font-style-asian="normal" style:font-style-complex="normal"/>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33333" loext:opacity="100%" style:font-name="Georgia" fo:letter-spacing="normal" officeooo:paragraph-rsid="001a5424"/>
    </style:style>
    <style:style style:name="P5"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216cb2"/>
    </style:style>
    <style:style style:name="P7" style:family="paragraph" style:parent-style-name="Text_20_body">
      <style:paragraph-properties fo:margin-left="0in" fo:margin-right="0in" fo:orphans="2" fo:widows="2" fo:text-indent="0in" style:auto-text-indent="false"/>
    </style:style>
    <style:style style:name="P8"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letter-spacing="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1c319c"/>
    </style:style>
    <style:style style:name="P10"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234d50"/>
    </style:style>
    <style:style style:name="P11"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237969"/>
    </style:style>
    <style:style style:name="P12"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italic" fo:font-weight="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333333" loext:opacity="100%" style:font-name="Georgia" fo:font-size="12pt" fo:letter-spacing="normal" fo:font-style="normal" fo:font-weight="normal" officeooo:paragraph-rsid="002591f8"/>
    </style:style>
    <style:style style:name="P14" style:family="paragraph" style:parent-style-name="Standard">
      <style:text-properties style:font-name="Georgia"/>
    </style:style>
    <style:style style:name="T1" style:family="text">
      <style:text-properties fo:font-size="12pt" fo:font-weight="normal"/>
    </style:style>
    <style:style style:name="T2" style:family="text">
      <style:text-properties fo:font-size="12pt" fo:font-style="italic" fo:font-weight="normal"/>
    </style:style>
    <style:style style:name="T3" style:family="text">
      <style:text-properties fo:font-size="12pt" fo:font-style="normal" fo:font-weight="normal"/>
    </style:style>
    <style:style style:name="T4" style:family="text">
      <style:text-properties fo:font-size="12pt" fo:font-style="italic" fo:font-weight="normal" officeooo:rsid="001a5424"/>
    </style:style>
    <style:style style:name="T5" style:family="text">
      <style:text-properties fo:font-size="12pt" fo:font-style="italic" fo:font-weight="normal" officeooo:rsid="00216cb2"/>
    </style:style>
    <style:style style:name="T6" style:family="text">
      <style:text-properties fo:font-size="12pt" fo:font-style="italic" fo:font-weight="normal" officeooo:rsid="002963bb"/>
    </style:style>
    <style:style style:name="T7" style:family="text">
      <style:text-properties fo:font-size="12pt" fo:font-style="normal" fo:font-weight="normal" officeooo:rsid="002963bb"/>
    </style:style>
    <style:style style:name="T8" style:family="text">
      <style:text-properties fo:font-style="italic"/>
    </style:style>
    <style:style style:name="T9" style:family="text">
      <style:text-properties fo:font-style="italic" officeooo:rsid="00288174" style:font-style-asian="italic" style:font-style-complex="italic"/>
    </style:style>
    <style:style style:name="T10" style:family="text">
      <style:text-properties fo:font-style="italic" officeooo:rsid="00288174"/>
    </style:style>
    <style:style style:name="T11" style:family="text">
      <style:text-properties officeooo:rsid="001a5424"/>
    </style:style>
    <style:style style:name="T12" style:family="text">
      <style:text-properties officeooo:rsid="00288174"/>
    </style:style>
    <style:style style:name="T13" style:family="text">
      <style:text-properties style:text-underline-style="solid" style:text-underline-width="auto" style:text-underline-color="font-color"/>
    </style:style>
    <style:style style:name="T14" style:family="text">
      <style:text-properties fo:font-variant="normal" fo:text-transform="none" fo:color="#333333" loext:opacity="100%" style:font-name="Georgia" fo:font-size="12pt" fo:letter-spacing="normal" fo:font-style="normal" fo:font-weight="normal"/>
    </style:style>
    <style:style style:name="T15" style:family="text">
      <style:text-properties fo:font-variant="normal" fo:text-transform="none" fo:color="#333333" loext:opacity="100%" style:font-name="Georgia" fo:font-size="12pt" fo:letter-spacing="normal" fo:font-style="normal" fo:font-weight="normal" officeooo:rsid="00216cb2"/>
    </style:style>
    <style:style style:name="T16" style:family="text">
      <style:text-properties fo:font-variant="normal" fo:text-transform="none" fo:color="#333333" loext:opacity="100%" style:font-name="Georgia" fo:font-size="12pt" fo:letter-spacing="normal" fo:font-style="normal" fo:font-weight="normal" officeooo:rsid="00288174"/>
    </style:style>
    <style:style style:name="T17" style:family="text">
      <style:text-properties fo:font-size="12pt" fo:font-style="normal" fo:font-weight="bold"/>
    </style:style>
    <style:style style:name="T18" style:family="text">
      <style:text-properties fo:color="#4d5156" loext:opacity="100%"/>
    </style:style>
    <style:style style:name="T19" style:family="text">
      <style:text-properties officeooo:rsid="00234d50"/>
    </style:style>
    <style:style style:name="T20" style:family="text">
      <style:text-properties officeooo:rsid="001c319c"/>
    </style:style>
    <style:style style:name="T21" style:family="text">
      <style:text-properties fo:font-weight="bold"/>
    </style:style>
    <style:style style:name="T22" style:family="text">
      <style:text-properties officeooo:rsid="00237969"/>
    </style:style>
    <style:style style:name="T23" style:family="text">
      <style:text-properties officeooo:rsid="0024c0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Best Practice -</text:h>
      <text:h text:style-name="P1" text:outline-level="1">How I Learned To Stop Worrying And Love JPEG </text:h>
      <text:p text:style-name="P2"><text:span text:style-name="T1"/></text:p>
      <text:p text:style-name="P3">Don Althaus, M.A.</text:p>
      <text:p text:style-name="P2"><text:span text:style-name="T1"/></text:p>
      <text:p text:style-name="P4"><text:span text:style-name="T2">The JPEG format, the internet standard format for photography interchange, has</text:span><text:span text:style-name="T3"> </text:span><text:span text:style-name="T2">stood the test of time. There have been any number of attempts to modify it or replace it. </text:span><text:span text:style-name="T4">None of them </text:span><text:span text:style-name="T5">have been</text:span><text:span text:style-name="T4"> successful. </text:span><text:span text:style-name="T6">Unfortunately over time JPEG has acquired an unwarranted and undeservedly sullied reputation</text:span><text:span text:style-name="T7">. </text:span><text:span text:style-name="T2">Hopefully</text:span><text:span text:style-name="T3"> </text:span><text:span text:style-name="T2">many</text:span><text:span text:style-name="T3"> </text:span><text:span text:style-name="T2">of those misgivings</text:span><text:span text:style-name="T3"> </text:span><text:span text:style-name="T2">can</text:span><text:span text:style-name="T3"> </text:span><text:span text:style-name="T2">be cleared up</text:span><text:span text:style-name="T3"> </text:span><text:span text:style-name="T2">here.</text:span></text:p>
      <text:p text:style-name="P5"><text:span text:style-name="T8">And, in</text:span> <text:span text:style-name="T8">one</text:span> <text:span text:style-name="T8">of</text:span> <text:span text:style-name="T8">those</text:span> <text:span text:style-name="T8">odd</text:span> <text:span text:style-name="T8">but</text:span> <text:span text:style-name="T8">true</text:span> <text:span text:style-name="T8">turns,</text:span> <text:span text:style-name="T8">the</text:span> <text:span text:style-name="T8">JPEG</text:span> <text:span text:style-name="T8">format</text:span> <text:span text:style-name="T8">isn’t</text:span> <text:span text:style-name="T8">really</text:span> <text:span text:style-name="T8">the</text:span> <text:span text:style-name="T8">JPEG</text:span> <text:span text:style-name="T8">format. JPEG</text:span> <text:span text:style-name="T8">refers</text:span> <text:span text:style-name="T8">to</text:span> <text:span text:style-name="T8">the</text:span> <text:span text:style-name="T8">compression</text:span> <text:span text:style-name="T8">algorithm</text:span> <text:span text:style-name="T8">the</text:span> <text:span text:style-name="T8">Joint</text:span> <text:span text:style-name="T8">Photographic</text:span> <text:span text:style-name="T8">Experts</text:span> <text:span text:style-name="T8">Group</text:span> <text:span text:style-name="T8">developed.</text:span> <text:span text:style-name="T8">The “real” name of the format is the JPEG File Interchange Format which gets shortened to</text:span> <text:span text:style-name="T9">JFIF</text:span><text:span text:style-name="T8">. The two extensions – </text:span><text:span text:style-name="T10">JFIF</text:span><text:span text:style-name="T8"> and JPEG – are completely interchangeable. We will go with the commonly accepted</text:span> <text:span text:style-name="T8">precedent here</text:span> <text:span text:style-name="T8">and</text:span> <text:span text:style-name="T8">use</text:span> <text:span text:style-name="T8">JPEG</text:span> <text:span text:style-name="T8">to refer</text:span> <text:span text:style-name="T8">to the</text:span> <text:span text:style-name="T8">format.</text:span></text:p>
      <text:p text:style-name="P5">First, a bit of background...</text:p>
      <text:p text:style-name="P5">In the early days of the internet, there was no standard to make photographs portable.</text:p>
      <text:p text:style-name="P5">A computer could hold and display a photograph but sending it to another computer was a whole different matter. And even if the photograph somehow got to the other computer, there was no assurance the second computer could display it properly. In 1992, after six years of work, the Joint Photographic Experts Group issued the JPEG standard and <text:span text:style-name="T11">the rest, as they say, is history</text:span>.</text:p>
      <text:p text:style-name="P5">After 1992, using the JPEG standard, photographs could be sent anywhere, to any device and be displayed properly. The JPEG file was – and still is — truly device independent.</text:p>
      <text:p text:style-name="P5">The file-size-reducing compression inherent in the standard allowed photographs to be transmitted quickly and efficiently — an absolute must given the limited bandwidth and dial-up modems of the day. Under ideal conditions in the days of 14.4kbs modems (1991) it could take up to 60 seconds to download a 640 pixel x 480 pixel bitmap image. The “fix” JPEG gave us was to “compress” the image as much as possible while preserving acceptable visual quality. On the same 14.4kbs modem the download time was reduced to <text:span text:style-name="T12">about </text:span><text:span text:style-name="T13">4</text:span> seconds and the images looked surprisingly good on a 19-inch, 27-dot-pitch cathode ray tube monitor.</text:p>
      <text:p text:style-name="P5">We have come a long way since the "requirements" of those early days.</text:p>
      <text:p text:style-name="P6">The latest estimate is that 85% of the United States has access to the internet. Of that number, it’s estimated that 0.6% are still using 56K dial-up service. This means that about 84.4% of the nation is on some form of broadband – mobile service, cable service or DSL. </text:p>
      <text:p text:style-name="P6"><text:soft-page-break/>The average download speed for mobile services is 44mb/s, the average download speed for DSL services is 8.6mb/s while the average download speed for cable services is 35mb/s. (You can argue the actual numbers – internet statistics are sometimes akin to trying to nail jello to a tree — but the irrefutable truth is that downloads are orders of magnitude faster today.)</text:p>
      <text:p text:style-name="P7"><text:span text:style-name="T14">What this means is that given today’s slowest average download speed of 8.6</text:span><text:span text:style-name="T15">mb</text:span><text:span text:style-name="T14">/s almost any image file size is acceptable. In researching this issue, it was found that a 1440px x1080px photograph saved at a 100 quality might take a couple of seconds to download and a 1024px x 768px might be at a one second download </text:span><text:span text:style-name="T16">time</text:span><text:span text:style-name="T14"> but everything smaller clocked in at under a second. The conclusion is that the concentration needs to be on the quality of the photograph and not on the file size.</text:span></text:p>
      <text:p text:style-name="P8"><text:bookmark text:name="_bookmark3"/> <text:span text:style-name="T17">How</text:span><text:span text:style-name="T3"> </text:span><text:span text:style-name="T17">JPEG</text:span><text:span text:style-name="T3"> </text:span><text:span text:style-name="T17">Works</text:span></text:p>
      <text:p text:style-name="P5">The conversion <text:span text:style-name="T12">of a photograph </text:span>to JPEG is a two part process – the first part addresses the color information while the second part addresses the photograph’s structure<text:span text:style-name="T18">.</text:span></text:p>
      <text:p text:style-name="P5">The first part of the process dealing with the color information is handled by a process that converts the photograph’s RGB colorspace to the YCbCr colorspace. The color can be handled separately from the “brightness” or structure because we are far more sensitive to changes in brightness than color.</text:p>
      <text:p text:style-name="P5">To deal with the color, the photograph is divided into blocks of eight pixels arranged in a 4x2 pattern. There are a number different intensity levels for this processing which is referred to as color subsampling. The process can leave the color information essentially untouched – a setting such as “chroma subsampling disabled” or set to either 4x4,4x4,4x4 or 1x1x1 – or it can cut the color information in half – a setting such as “chroma subsampling medium” or 4x2x2 – or it can cut the color information by three-quarters – a setting such as “chroma subsampling high” or 2x1x1.</text:p>
      <text:p text:style-name="P5">Increasing chroma subsampling can have an impact on file size – reductions in the range of 30% are possible — with only subtle impact on the visual quality of the photograph. But this level of subsampling may have a significant impact on future uses of the image.</text:p>
      <text:p text:style-name="P5">For the structure component, the algorithm looks at 8 pixel by 8 pixel blocks. After doing some fairly complex mathematical transformations (discrete cosine transformation) on each block, the image is converted into a frequency distribution. Much of the high frequency content the algorithm finds actually has a zero value and absolutely no <text:span text:style-name="T19">impact on the visual quality of the photograph. </text:span>(It may seem strange that a “content” element can have a zero value but here it can and does.) All of this information can, therefore, be “removed” with no impact on the visual quality of the image in its compressed form.</text:p>
      <text:p text:style-name="P5">In reality this information is not deleted. The algorithm applies a process called run-length encoding to count the number of zero values in each 8x8 block and uses that count rather than keeping all of the zero values.</text:p>
      <text:p text:style-name="P5"><text:soft-page-break/>When the quality setting of the algorithm is <text:span text:style-name="T19">at</text:span> maximum quality, usually referred to as 100, and processing of the blocks – called quantizing — is at its most refined and there is no visual impact on the image.</text:p>
      <text:p text:style-name="P5">Quantizing is where the bulk of the file size reduction happens. The values generated by the DCT process are divided by an array of constants to determine what data can be eliminated from the “visible photograph”. These constants are generated by the algorithm based on the previous evaluation, so the evaluation for file size reduction is truly unique to each photograph.</text:p>
      <text:p text:style-name="P9">As the user begins to reduce the quality setting – increasing the value of the constants used for the quantizing process making more data eligible for elimination from the “visible photograph” - there is a greater reduction of file size. When the quality setting is dropped low enough, we can start seeing the effects of the process in the deteriorat<text:span text:style-name="T20">ing visual quality of the photograph.</text:span></text:p>
      <text:p text:style-name="P9"><text:span text:style-name="T20">Ob</text:span>viously the idea here is to keep the quality as high as possible. </text:p>
      <text:p text:style-name="P9">Some have suggested that quality settings over 50 or 60 are not necessary and simply result in an overly bloated image file. This may have been true in the past but with the pixel-<text:span text:style-name="T19">dense, high-quality,</text:span> high definition monitors available today, the effects of these lower quality settings can be readily apparent in artifact generation, color banding, etc.</text:p>
      <text:p text:style-name="P5">In the common 0-to-100 quality scale, 100 is the maximum quality <text:span text:style-name="T20">of</text:span> the JPEG <text:span text:style-name="T20">algorithm can offer. </text:span>A quality setting from 90 to 99 is considered to be extremely high quality while a setting from 80 to 89 is considered to be very high quality.</text:p>
      <text:p text:style-name="P5">It should be noted here that some manufacturers use alternative scales for JPEG <text:span text:style-name="T19">quality. </text:span>Notably, Adobe Corp. uses a 12 step scale in some products with steps 10-12 being considered "maximum" quality and steps 8 and 9 labeled "high" quality. The 12 step divisions do not correspond to any similar divisions in the 0 – 100 system.</text:p>
      <text:p text:style-name="P5">And yes, keeping the quality as high as possible will avoid the previously mentioned color banding and artifact generation that everyone complains about.</text:p>
      <text:p text:style-name="P5"><text:span text:style-name="T21">Some</text:span> <text:span text:style-name="T21">recommendations</text:span> <text:span text:style-name="T21">for</text:span> <text:span text:style-name="T21">processing…</text:span></text:p>
      <text:p text:style-name="P10">First and foremost, remember the real purpose of the JPEG format. It was always and only intended to enhance the portability of photographs by providing “a standardized interchange format with standardized image compression and decompression”. It was always intended – and still is intended – that the photograph be processed in whatever non-compressed format <text:span text:style-name="T20">you</text:span> <text:span text:style-name="T20">choose </text:span>and, after all processing is complete, the photograph would, as the final step in the processing workflow, be “compressed” as a JPEG file.</text:p>
      <text:p text:style-name="P10">This approach is still the best practice.</text:p>
      <text:p text:style-name="P5">(It is acknowledged here that the JPEG format is also used as an original file storage format by a number of device manufacturers because of its space saving qualities.)</text:p>
      <text:p text:style-name="P5"><text:soft-page-break/>Also remember that like almost everything else in photography the quality of the photograph is dependent on the photographer’s skills and abilities – from the selection and exposure of the scene through the final processing. Whether you store “captures” in JPEG, camera raw or both, the key is to make the best, most accurate exposure you can and convert that “capture” to a full-range, non-compressed format for processing.</text:p>
      <text:p text:style-name="P10">TIFF is the recommended processing format. This may be a bit more difficult with the camera raw file than the JPEG as it seems the temptation is to go from raw to JPEG but going the extra step of transitioning to a TIFF will allow fine tuning of the image. </text:p>
      <text:p text:style-name="P10">Remember, JPEG was never intended to be a full-feature format.</text:p>
      <text:p text:style-name="P5">Note: there is an understanding that one can do all of the image processing while the image file is in camera raw but that would mean the photographer would have to get the image processed exactly as desired in one sitting as it is still not possible to save a camera raw file to its original format. It must be saved in another format.</text:p>
      <text:p text:style-name="P5">The recommendation to save the file as a TIFF still stands.</text:p>
      <text:p text:style-name="P5">If you are planning on using the photograph in a word processing document, a pdf, or another document intended for printing, leave the photograph as a TIFF file. If you are going to use the photograph on a web page, as part of an email, in a digital book (an epub, etc.) or in a Power Point presentation, go for the JPEG.</text:p>
      <text:p text:style-name="P5">The first thing to do when converting a photograph from a TIFF file to a JPEG is <text:span text:style-name="T22">to turn the chroma subsampling</text:span> "off"or set it to "disabled". If this is not an option then set it to the highest quality available. Yes, this will give you somewhat larger file sizes but your future uses of the photograph will not be impacted. If your favorite processing application does not offer this feature you might want to look for an application that does and use it to convert photographs from the TIFF format to JPEG.</text:p>
      <text:p text:style-name="P5">Next, <text:span text:style-name="T22">make sure the photometric is set to YCbCr. </text:span>Many programs don’t offer setting colorspace as an option so if it’s not there don’t worry about it, the program will automatically set the colorspace to YCbCr.</text:p>
      <text:p text:style-name="P5">Some programs will allow you to select whether you want the DCT process to to be fixed or floating. Allowing the output of the DCT process to float will give a bit more granular result and a bit more granular control over the conversion process. Not all programs will <text:span text:style-name="T22">offer this option </text:span>but if it is there, select floating.</text:p>
      <text:p text:style-name="P11">Now set your quality. This assumes that all of your processing including resizing has <text:span text:style-name="T22">been com</text:span>pleted in your favorite non-compressed format and you are converting the file to <text:span text:style-name="T22">the </text:span>JPEG format as the final step.</text:p>
      <text:p text:style-name="P5">Your application should give you an approximate resultant file size as you <text:span text:style-name="T22">decrease the quality </text:span>setting. If not you have two choices. Either use an application that does give you an approximate file size as you apply quality reduction or make test saves at different quality settings.</text:p>
      <text:p text:style-name="P5"><text:soft-page-break/>So the question becomes what is the minimum quality setting that should be applied to a JPEG conversion. That answer will vary by who is answering the question. The answer here is always use the highest quality setting possible but never go below 85 quality.</text:p>
      <text:p text:style-name="P5">The high quality reproduction of photographs is data dependent. The probability that a <text:span text:style-name="T22">photograph</text:span> will be more faithfully reproduced increases as the volume of data increases. In conversion to JPEG the amount of data available for reproduction is in direct relationship to the quality setting of the algorithm.</text:p>
      <text:p text:style-name="P5">A quality setting of 85 is considered to be a very high and provides sufficient data for reproduction across all platforms (mobile, laptop, desktop, etc.). Of course a higher quality setting for a given image size will provide even more data which will never hurt.</text:p>
      <text:p text:style-name="P5">This sounds like a lot but once it gets into your workflow and becomes part of your <text:span text:style-name="T22">process </text:span>it really goes fairly quickly... and guarantees the best possible, highest quality <text:span text:style-name="T22">photograph online</text:span>.</text:p>
      <text:p text:style-name="P12">But...</text:p>
      <text:p text:style-name="P5">There is a huge misconception that choosing the same quality setting in one program will give the exact same results as the same quality setting in another program... This is absolutely false!</text:p>
      <text:p text:style-name="P5">JPEG is an astonishingly flexible algorithm and manufacturers have great latitude in how it is implemented. A quality setting of 80 in one program may not produce the same file size reduction as a quality of 80 in another and a quality setting of 100 (maximum quality) may produce a larger or smaller file size that a 100 quality setting in another program. One manufacturer offers a quality setting of “Maximum” and one might assume that to be 100 quality but in reality it is a 98 quality.</text:p>
      <text:p text:style-name="P5">A test of fifteen popular processing applications using the same 147,434kb photograph yielded a wide range of compression factors at a 100 quality. File sizes ranged from 33,744kb to 54,615kb with a percentage of reduction ranging from 77.11% 62.96%.</text:p>
      <text:p text:style-name="P5">Another JPEG misconception holds that re-saving a JPEG (even just a couple of times) <text:span text:style-name="T8">always </text:span>results in noticeable <text:span text:style-name="T23">visible quality loss… </text:span>this ability to re-save a JPEG file without degradation is dependent on the software you are using and how the designers have implemented the JPEG system. One major manufacturer implements JPEG in a way the shows significant image degradation after only four consecutive saves while another has implemented it in a way that allows multiple re-saves without problem. What this means very simply is you will have to test your software.</text:p>
      <text:p text:style-name="P5"><text:span text:style-name="T21">JPEG</text:span> <text:span text:style-name="T21">myths...</text:span></text:p>
      <text:p text:style-name="P5">Myth: JPEG images lose their quality every time you open and close them... Sorry, not true. Simply opening and closing the image file does not degrade the image in any way. If this were true, think of the number of times a JPEG file might be opened online at a site like CNN, Fox News or Fstoppers... the reality is these images survive thousands of openings a day.</text:p>
      <text:p text:style-name="P5"><text:soft-page-break/>Myth: if I save a JPEG file at a higher quality setting, I will get a “better” photograph… Sorry, not true. It is recommended to save a JPEG at the original setting never at a higher setting as this can produce artifacts, color banding, etc.</text:p>
      <text:p text:style-name="P5">Myth: a quality setting of 100 results in no data loss... Sorry, again not true. But the 100 quality setting impacts only elements of the structure which are not visible in the image. This is the highest quality setting available.</text:p>
      <text:p text:style-name="P5">Myth: copying/moving a JPEG will result in a loss of image quality... Sorry, again not true. <text:span text:style-name="T23">A J</text:span>PEG file is device independent meaning it doesn’t care where it is.</text:p>
      <text:p text:style-name="P5">Myth: when JPEG images are used in page layout or word processing programs, the images are re-compressed adversely impacting their quality.. Sorry but no. The page layout program or word processor will incorporate the photograph into the document, it does not independently re-save the image unless the page being designed is, for some unknown reason, saved as a JPEG. However, this is not always true of the conversion of a document to the PDF format. It is recommended that if you are preparing a PDF, use the TIFF format for your photographs.</text:p>
      <text:p text:style-name="P5">Not a myth: Even though you adjust (edit) JPEG images, the image quality remains unaffected during the same session and does not lead to any quality degradation... This is absolutely true. You can adjust (edit) a JPEG to your heart's content and it will have no effect on the quality of the photograph. The ONLY time you can impact the quality of the image is when you hit save. However, remember, it is <text:span text:style-name="T8">ALWAYS </text:span>best practice to do your editing in a non-compressed format like TIFF.</text:p>
      <text:p text:style-name="P8"><text:bookmark text:name="_bookmark6"/> <text:span text:style-name="T17">A</text:span><text:span text:style-name="T3"> </text:span><text:span text:style-name="T17">word</text:span><text:span text:style-name="T3"> </text:span><text:span text:style-name="T17">about</text:span><text:span text:style-name="T3"> </text:span><text:span text:style-name="T17">archival</text:span><text:span text:style-name="T3"> </text:span><text:span text:style-name="T17">photographic</text:span><text:span text:style-name="T3"> </text:span><text:span text:style-name="T17">storage</text:span></text:p>
      <text:p text:style-name="P13">It is recommended you archive your photographs in both JPEG and TIFF formats.</text:p>
      <text:p text:style-name="P13"><text:s/>When saving a JPEG for archiving it is recommended that you save it full size at a quality of 100 made from an original TIFF file. Set the photometric to the YCbCr colorspace and save with the Huffman table optimized.</text:p>
      <text:p text:style-name="P5">This will give you a large JPEG file but remember that this file is intended for archival use only and not for use in a production environment. If you are storing your JPEG files online and have space limitations, archiving at a quality of 98 or 95 and using the YCbCr color space is acceptable. The goal here is to have as much data as possible in the archive file.</text:p>
      <text:p text:style-name="P8"><text:bookmark text:name="_bookmark61"/> <text:span text:style-name="T17">A</text:span><text:span text:style-name="T3"> </text:span><text:span text:style-name="T17">word</text:span><text:span text:style-name="T3"> </text:span><text:span text:style-name="T17">about</text:span><text:span text:style-name="T3"> “</text:span><text:span text:style-name="T17">JPEG killers”</text:span></text:p>
      <text:p text:style-name="P5">Every now and then we hear about a “new and improved” image file format for the web that will “make your files significantly smaller and give you considerably quality better quality than JPEG”. They will tell you that JPEG’s days are “numbered”. They will say a lot of things to get you to use their new file format. And they hope you simply make the switch.</text:p>
      <text:p text:style-name="P5">The problem is that the claims are rarely backed up. The reduction advantage in file size ranges from non-existent to marginal and the claims of improved quality simply don’t pan out. But those promoting the new format hope that if they keep saying it, some folks will bite.</text:p>
      <text:p text:style-name="P5"><text:soft-page-break/>The problem is that now, instead of the hoped for replacement of JPEG by whatever the new format is, we don’t have a new standard but we have two standards to chose from. One being internationally accepted, well proven, well supported and agreed on and the other less so.</text:p>
      <text:p text:style-name="P5">Case in point – at this writing Google is pushing its webp format. A few photography-based web sites have switched to this format. Most have not. Most top-tier web browsers now support both JPEG and webp but of the 15 photo editing applications cited previously, a significant number don’t support the format.</text:p>
      <text:p text:style-name="P5">Is this a problem? Not a significant one as all of the applications support JPEG. The recommendation here is to use the format that affords the best chance of keeping your images usable well into the future –</text:p>
      <text:p text:style-name="P5">- that is the format that offers the greatest sustainability</text:p>
      <text:p text:style-name="P5">- that format is JPEG.</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4T12:11:10.507000000</meta:creation-date>
    <dc:date>2024-12-03T08:09:33.036000000</dc:date>
    <meta:editing-duration>PT38M5S</meta:editing-duration>
    <meta:editing-cycles>7</meta:editing-cycles>
    <meta:generator>LibreOffice/24.8.3.2$Windows_X86_64 LibreOffice_project/48a6bac9e7e268aeb4c3483fcf825c94556d9f92</meta:generator>
    <meta:document-statistic meta:table-count="0" meta:image-count="0" meta:object-count="0" meta:page-count="7" meta:paragraph-count="72" meta:word-count="3118" meta:character-count="18173" meta:non-whitespace-character-count="15094"/>
  </office:meta>
</office:document-meta>
</file>